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3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4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5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8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5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703cm" fo:min-width="1.279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2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3.81cm" svg:x="0.999cm" svg:y="17.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3">Helm chart:</text:p>
          <text:p text:style-name="P3">bitnami/rabbitmq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08cm" svg:height="2.54cm" svg:x="1.635cm" svg:y="18.6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0.762cm" svg:x="1.962cm" svg:y="6.613cm">
          <text:p text:style-name="P6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445cm" svg:height="1.09cm" svg:x="1.965cm" svg:y="15.313cm">
          <text:p text:style-name="P6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5.445cm" svg:y1="2.778cm" svg:x2="5.445cm" svg:y2="6.715cm">
          <text:p/>
        </draw:line>
        <draw:custom-shape draw:style-name="gr4" draw:text-style-name="P5" draw:layer="layout" svg:width="5.08cm" svg:height="2.54cm" svg:x="1.635cm" svg:y="9.753cm">
          <text:p text:style-name="P3">Docker container:</text:p>
          <text:p text:style-name="P3">bitnami/rabbitmq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5.445cm" svg:y1="7.342cm" svg:x2="5.445cm" svg:y2="11.287cm">
          <text:p/>
        </draw:line>
        <draw:custom-shape draw:style-name="gr10" draw:text-style-name="P10" draw:layer="layout" svg:width="4.445cm" svg:height="0.762cm" svg:x="1.862cm" svg:y="11.213cm">
          <text:p text:style-name="P6"><text:span text:style-name="T2">RabbitMQ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81cm" svg:height="0.762cm" svg:x="10.404cm" svg:y="4.014cm">
          <text:p text:style-name="P6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81cm" svg:height="0.762cm" svg:x="10.404cm" svg:y="5.03cm">
          <text:p text:style-name="P6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445cm" svg:height="0.762cm" svg:x="1.854cm" svg:y="2.143cm">
          <text:p text:style-name="P6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5.445cm" svg:y1="11.922cm" svg:x2="5.445cm" svg:y2="15.605cm">
          <text:p/>
        </draw:lin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445cm" svg:height="1.09cm" svg:x="1.965cm" svg:y="24.213cm">
          <text:p text:style-name="P6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5.445cm" svg:y1="21.066cm" svg:x2="5.445cm" svg:y2="24.495cm">
          <text:p/>
        </draw:line>
        <draw:custom-shape draw:style-name="gr16" draw:text-style-name="P12" draw:layer="layout" svg:width="1.778cm" svg:height="1.524cm" svg:x="4.683cm" svg:y="19.542cm">
          <text:p text:style-name="P6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9" draw:layer="layout" svg:x1="5.445cm" svg:y1="16.383cm" svg:x2="5.445cm" svg:y2="19.6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5-14T11:18:13.600655114</dc:date>
    <meta:editing-duration>PT2H7M12S</meta:editing-duration>
    <meta:editing-cycles>34</meta:editing-cycles>
    <meta:generator>LibreOffice/6.0.7.3$Linux_X86_64 LibreOffice_project/00m0$Build-3</meta:generator>
    <meta:document-statistic meta:object-count="27"/>
  </office:meta>
</office:document-meta>
</file>